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60414902728464190" text:style-name="Outline">
        <text:list-item>
          <text:h text:style-name="P3" text:outline-level="1">Correo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6-2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  <text:p text:style-name="Standard"/>
      <text:p text:style-name="Standard">se necesita darle permiso al correo</text:p>
      <text:p text:style-name="Standard">https://support.google.com/accounts/answer/6010255?hl=es-419&amp;fbclid=IwAR2pF8lfxDK0aGh77qE0toOpzNMTzQvuM_6qS1JqvLSg06cqt-IZgLVQhF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2-27T19:13:17</meta:creation-date>
    <meta:editing-duration>PT55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11" meta:word-count="22" meta:character-count="289"/>
    <dc:date>2019-02-27T19:14:11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